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1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00599d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f79448" fo:border="0.06pt solid #000000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00b274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XN" table:style-name="ta1">
        <table:shapes>
          <draw:frame draw:z-index="0" draw:style-name="gr1" draw:text-style-name="P1" svg:width="179.22mm" svg:height="90.05mm" svg:x="13.22mm" svg:y="54.72mm">
            <draw:object draw:notify-on-update-of-ranges="MAXN.A4:MAXN.A10 MAXN.B3:MAXN.B3 MAXN.B4:MAXN.B10 MAXN.H3:MAXN.H3 MAXN.H4:MAXN.H10 MAXN.C3:MAXN.C3 MAXN.C4:MAXN.C10 MAXN.D3:MAXN.D3 MAXN.D4:MAXN.D10 MAXN.I3:MAXN.I3 MAXN.I4:MAXN.I10 MAXN.J3:MAXN.J3 MAXN.J4:MAXN.J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6mm" svg:height="90.05mm" svg:x="173.72mm" svg:y="50.73mm">
            <draw:object draw:notify-on-update-of-ranges="MAXN.A4:MAXN.A10 MAXN.E3:MAXN.E3 MAXN.E4:MAXN.E10 MAXN.F3:MAXN.F3 MAXN.F4:MAXN.F10 MAXN.G3:MAXN.G3 MAXN.G4:MAXN.G10 MAXN.K3:MAXN.K3 MAXN.K4:MAXN.K10 MAXN.L3:MAXN.L3 MAXN.L4:MAXN.L10 MAXN.M3:MAXN.M3 MAXN.M4:MAXN.M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57.1mm" svg:y="184.82mm">
            <draw:object draw:notify-on-update-of-ranges="MAXN.A4:MAXN.A10 MAXN.B2:MAXN.B3 MAXN.B4:MAXN.B10 MAXN.C2:MAXN.C3 MAXN.C4:MAXN.C10 MAXN.D2:MAXN.D3 MAXN.D4:MAXN.D10 MAXN.E2:MAXN.E3 MAXN.E4:MAXN.E10 MAXN.F2:MAXN.F3 MAXN.F4:MAXN.F10 MAXN.G2:MAXN.G3 MAXN.G4:MAXN.G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7.33mm" svg:y="165.7mm">
            <draw:object draw:notify-on-update-of-ranges="MAXN.A4:MAXN.A10 MAXN.H2:MAXN.H3 MAXN.H4:MAXN.H10 MAXN.I2:MAXN.I3 MAXN.I4:MAXN.I10 MAXN.J2:MAXN.J3 MAXN.J4:MAXN.J10 MAXN.K2:MAXN.K3 MAXN.K4:MAXN.K10 MAXN.L2:MAXN.L3 MAXN.L4:MAXN.L10 MAXN.M2:MAXN.M3 MAXN.M4:MAXN.M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table:style-name="Default"/>
          <table:table-cell table:style-name="ce12" office:value-type="string" calcext:value-type="string" table:number-columns-spanned="6" table:number-rows-spanned="1">
            <text:p>No_csr</text:p>
          </table:table-cell>
          <table:covered-table-cell table:number-columns-repeated="2" table:style-name="Default"/>
          <table:covered-table-cell table:number-columns-repeated="3"/>
          <table:table-cell table:style-name="ce12" office:value-type="string" calcext:value-type="string" table:number-columns-spanned="6" table:number-rows-spanned="1">
            <text:p>csr</text:p>
          </table:table-cell>
          <table:covered-table-cell table:number-columns-repeated="2" table:style-name="Default"/>
          <table:covered-table-cell table:number-columns-repeated="3"/>
          <table:table-cell table:style-name="ce11" table:number-columns-repeated="2"/>
          <table:table-cell table:style-name="ce19" table:number-columns-spanned="6" table:number-rows-spanned="1"/>
          <table:covered-table-cell table:style-name="ce19"/>
          <table:covered-table-cell table:number-columns-repeated="4" table:style-name="ce11"/>
          <table:table-cell table:style-name="ce11"/>
          <table:table-cell table:style-name="ce19" table:number-columns-spanned="6" table:number-rows-spanned="1"/>
          <table:covered-table-cell table:style-name="ce19"/>
          <table:covered-table-cell table:number-columns-repeated="4" table:style-name="ce11"/>
          <table:table-cell table:style-name="ce11"/>
          <table:table-cell table:style-name="ce19" table:number-columns-spanned="6" table:number-rows-spanned="1"/>
          <table:covered-table-cell table:style-name="ce19"/>
          <table:covered-table-cell table:number-columns-repeated="4" table:style-name="ce11"/>
          <table:table-cell table:style-name="ce11"/>
          <table:table-cell table:style-name="ce19" table:number-columns-spanned="6" table:number-rows-spanned="1"/>
          <table:covered-table-cell table:style-name="ce19"/>
          <table:covered-table-cell table:number-columns-repeated="4" table:style-name="ce11"/>
          <table:table-cell table:style-name="ce11"/>
          <table:table-cell table:style-name="ce19" table:number-columns-spanned="6" table:number-rows-spanned="1"/>
          <table:covered-table-cell table:style-name="ce19"/>
          <table:covered-table-cell table:number-columns-repeated="4" table:style-name="ce11"/>
          <table:table-cell table:number-columns-repeated="975"/>
        </table:table-row>
        <table:table-row table:style-name="ro1">
          <table:table-cell table:style-name="Default"/>
          <table:table-cell table:style-name="ce13" office:value-type="string" calcext:value-type="string" table:number-columns-spanned="3" table:number-rows-spanned="1">
            <text:p>ARM</text:p>
          </table:table-cell>
          <table:covered-table-cell table:style-name="ce16"/>
          <table:covered-table-cell/>
          <table:table-cell table:style-name="ce17" office:value-type="string" calcext:value-type="string" table:number-columns-spanned="3" table:number-rows-spanned="1">
            <text:p>Denver</text:p>
          </table:table-cell>
          <table:covered-table-cell table:style-name="ce16"/>
          <table:covered-table-cell/>
          <table:table-cell table:style-name="ce13" office:value-type="string" calcext:value-type="string" table:number-columns-spanned="3" table:number-rows-spanned="1">
            <text:p>ARM</text:p>
          </table:table-cell>
          <table:covered-table-cell table:style-name="ce16"/>
          <table:covered-table-cell/>
          <table:table-cell table:style-name="ce17" office:value-type="string" calcext:value-type="string" table:number-columns-spanned="3" table:number-rows-spanned="1">
            <text:p>Denver</text:p>
          </table:table-cell>
          <table:covered-table-cell table:style-name="ce16"/>
          <table:covered-table-cell/>
          <table:table-cell table:style-name="ce11" table:number-columns-repeated="2"/>
          <table:table-cell table:style-name="ce19" table:number-columns-spanned="2" table:number-rows-spanned="1"/>
          <table:covered-table-cell table:style-name="ce11"/>
          <table:table-cell table:style-name="ce19" table:number-columns-spanned="2" table:number-rows-spanned="1"/>
          <table:covered-table-cell table:style-name="ce11"/>
          <table:table-cell table:style-name="ce19" table:number-columns-spanned="2" table:number-rows-spanned="1"/>
          <table:covered-table-cell table:style-name="ce11"/>
          <table:table-cell table:style-name="ce11"/>
          <table:table-cell table:style-name="ce19" table:number-columns-spanned="2" table:number-rows-spanned="1"/>
          <table:covered-table-cell table:style-name="ce11"/>
          <table:table-cell table:style-name="ce19" table:number-columns-spanned="2" table:number-rows-spanned="1"/>
          <table:covered-table-cell table:style-name="ce11"/>
          <table:table-cell table:style-name="ce19" table:number-columns-spanned="2" table:number-rows-spanned="1"/>
          <table:covered-table-cell table:style-name="ce11"/>
          <table:table-cell table:style-name="ce11"/>
          <table:table-cell table:style-name="ce19" table:number-columns-spanned="2" table:number-rows-spanned="1"/>
          <table:covered-table-cell table:style-name="ce11"/>
          <table:table-cell table:style-name="ce19" table:number-columns-spanned="2" table:number-rows-spanned="1"/>
          <table:covered-table-cell table:style-name="ce11"/>
          <table:table-cell table:style-name="ce19" table:number-columns-spanned="2" table:number-rows-spanned="1"/>
          <table:covered-table-cell table:style-name="ce11"/>
          <table:table-cell table:style-name="ce11"/>
          <table:table-cell table:style-name="ce19" table:number-columns-spanned="2" table:number-rows-spanned="1"/>
          <table:covered-table-cell table:style-name="ce11"/>
          <table:table-cell table:style-name="ce19" table:number-columns-spanned="2" table:number-rows-spanned="1"/>
          <table:covered-table-cell table:style-name="ce11"/>
          <table:table-cell table:style-name="ce19" table:number-columns-spanned="2" table:number-rows-spanned="1"/>
          <table:covered-table-cell table:style-name="ce11"/>
          <table:table-cell table:style-name="ce11"/>
          <table:table-cell table:style-name="ce19" table:number-columns-spanned="2" table:number-rows-spanned="1"/>
          <table:covered-table-cell table:style-name="ce11"/>
          <table:table-cell table:style-name="ce19" table:number-columns-spanned="2" table:number-rows-spanned="1"/>
          <table:covered-table-cell table:style-name="ce11"/>
          <table:table-cell table:style-name="ce19" table:number-columns-spanned="2" table:number-rows-spanned="1"/>
          <table:covered-table-cell table:style-name="ce11"/>
          <table:table-cell table:number-columns-repeated="975"/>
        </table:table-row>
        <table:table-row table:style-name="ro1">
          <table:table-cell table:style-name="Default"/>
          <table:table-cell table:style-name="ce14" office:value-type="string" calcext:value-type="string">
            <text:p>Iteration=10</text:p>
          </table:table-cell>
          <table:table-cell table:style-name="ce14" office:value-type="string" calcext:value-type="string">
            <text:p>Iteration=25</text:p>
          </table:table-cell>
          <table:table-cell table:style-name="ce14" office:value-type="string" calcext:value-type="string">
            <text:p>Iteration=50</text:p>
          </table:table-cell>
          <table:table-cell table:style-name="ce14" office:value-type="string" calcext:value-type="string">
            <text:p>Iteration=10</text:p>
          </table:table-cell>
          <table:table-cell table:style-name="ce14" office:value-type="string" calcext:value-type="string">
            <text:p>Iteration=25</text:p>
          </table:table-cell>
          <table:table-cell table:style-name="ce14" office:value-type="string" calcext:value-type="string">
            <text:p>Iteration=50</text:p>
          </table:table-cell>
          <table:table-cell table:style-name="ce14" office:value-type="string" calcext:value-type="string">
            <text:p>Iteration=10</text:p>
          </table:table-cell>
          <table:table-cell table:style-name="ce14" office:value-type="string" calcext:value-type="string">
            <text:p>Iteration=25</text:p>
          </table:table-cell>
          <table:table-cell table:style-name="ce14" office:value-type="string" calcext:value-type="string">
            <text:p>Iteration=50</text:p>
          </table:table-cell>
          <table:table-cell table:style-name="ce14" office:value-type="string" calcext:value-type="string">
            <text:p>Iteration=10</text:p>
          </table:table-cell>
          <table:table-cell table:style-name="ce14" office:value-type="string" calcext:value-type="string">
            <text:p>Iteration=25</text:p>
          </table:table-cell>
          <table:table-cell table:style-name="ce14" office:value-type="string" calcext:value-type="string">
            <text:p>Iteration=50</text:p>
          </table:table-cell>
          <table:table-cell table:style-name="ce11" table:number-columns-repeated="36"/>
          <table:table-cell table:number-columns-repeated="975"/>
        </table:table-row>
        <table:table-row table:style-name="ro1">
          <table:table-cell office:value-type="string" calcext:value-type="string">
            <text:p>Q4</text:p>
          </table:table-cell>
          <table:table-cell table:style-name="ce2" office:value-type="float" office:value="0.0122159" calcext:value-type="float">
            <text:p>0.0122159</text:p>
          </table:table-cell>
          <table:table-cell table:number-columns-repeated="2" table:style-name="ce2" office:value-type="float" office:value="0.02390075" calcext:value-type="float">
            <text:p>0.02390075</text:p>
          </table:table-cell>
          <table:table-cell table:style-name="ce2" office:value-type="float" office:value="0.0448207" calcext:value-type="float">
            <text:p>0.0448207</text:p>
          </table:table-cell>
          <table:table-cell table:number-columns-repeated="2" table:style-name="ce2" office:value-type="float" office:value="0.08942685" calcext:value-type="float">
            <text:p>0.08942685</text:p>
          </table:table-cell>
          <table:table-cell office:value-type="float" office:value="0.0120144" calcext:value-type="float">
            <text:p>0.0120144</text:p>
          </table:table-cell>
          <table:table-cell table:style-name="ce11" office:value-type="float" office:value="0.0244783" calcext:value-type="float">
            <text:p>0.0244783</text:p>
          </table:table-cell>
          <table:table-cell table:style-name="ce11" office:value-type="float" office:value="0.0453261" calcext:value-type="float">
            <text:p>0.0453261</text:p>
          </table:table-cell>
          <table:table-cell table:style-name="ce11" office:value-type="float" office:value="0.03041595" calcext:value-type="float">
            <text:p>0.03041595</text:p>
          </table:table-cell>
          <table:table-cell table:style-name="ce11" office:value-type="float" office:value="0.06892135" calcext:value-type="float">
            <text:p>0.06892135</text:p>
          </table:table-cell>
          <table:table-cell table:style-name="ce18" office:value-type="float" office:value="0.1281578" calcext:value-type="float">
            <text:p>0.1281578</text:p>
          </table:table-cell>
          <table:table-cell table:style-name="ce18" table:number-columns-repeated="2"/>
          <table:table-cell table:style-name="ce11" table:number-columns-repeated="5"/>
          <table:table-cell table:style-name="ce18"/>
          <table:table-cell table:style-name="ce11" table:number-columns-repeated="6"/>
          <table:table-cell table:style-name="ce18"/>
          <table:table-cell table:style-name="ce11" table:number-columns-repeated="6"/>
          <table:table-cell table:style-name="ce18"/>
          <table:table-cell table:style-name="ce11" table:number-columns-repeated="7"/>
          <table:table-cell table:style-name="ce18"/>
          <table:table-cell table:style-name="ce11" table:number-columns-repeated="6"/>
          <table:table-cell table:number-columns-repeated="975"/>
        </table:table-row>
        <table:table-row table:style-name="ro1">
          <table:table-cell office:value-type="string" calcext:value-type="string">
            <text:p>Q8</text:p>
          </table:table-cell>
          <table:table-cell table:style-name="ce11" office:value-type="float" office:value="0.066689" calcext:value-type="float">
            <text:p>0.066689</text:p>
          </table:table-cell>
          <table:table-cell office:value-type="float" office:value="0.15886975" calcext:value-type="float">
            <text:p>0.15886975</text:p>
          </table:table-cell>
          <table:table-cell office:value-type="float" office:value="0.3559685" calcext:value-type="float">
            <text:p>0.3559685</text:p>
          </table:table-cell>
          <table:table-cell office:value-type="float" office:value="0.23071025" calcext:value-type="float">
            <text:p>0.23071025</text:p>
          </table:table-cell>
          <table:table-cell office:value-type="float" office:value="0.49865045" calcext:value-type="float">
            <text:p>0.49865045</text:p>
          </table:table-cell>
          <table:table-cell office:value-type="float" office:value="0.76575375" calcext:value-type="float">
            <text:p>0.76575375</text:p>
          </table:table-cell>
          <table:table-cell table:style-name="ce2" office:value-type="float" office:value="0.06963615" calcext:value-type="float">
            <text:p>0.06963615</text:p>
          </table:table-cell>
          <table:table-cell table:style-name="ce2" office:value-type="float" office:value="0.1781318" calcext:value-type="float">
            <text:p>0.1781318</text:p>
          </table:table-cell>
          <table:table-cell table:style-name="ce2" office:value-type="float" office:value="0.374374" calcext:value-type="float">
            <text:p>0.374374</text:p>
          </table:table-cell>
          <table:table-cell table:style-name="ce2" office:value-type="float" office:value="0.17785355" calcext:value-type="float">
            <text:p>0.17785355</text:p>
          </table:table-cell>
          <table:table-cell table:style-name="ce2" office:value-type="float" office:value="0.40643155" calcext:value-type="float">
            <text:p>0.40643155</text:p>
          </table:table-cell>
          <table:table-cell table:style-name="ce2" office:value-type="float" office:value="0.85365165" calcext:value-type="float">
            <text:p>0.85365165</text:p>
          </table:table-cell>
          <table:table-cell table:style-name="ce18" table:number-columns-repeated="2"/>
          <table:table-cell table:style-name="ce11" table:number-columns-repeated="4"/>
          <table:table-cell table:style-name="ce18" table:number-columns-repeated="2"/>
          <table:table-cell table:style-name="ce11" table:number-columns-repeated="5"/>
          <table:table-cell table:style-name="ce18"/>
          <table:table-cell table:style-name="ce11" table:number-columns-repeated="6"/>
          <table:table-cell table:style-name="ce18" table:number-columns-repeated="2"/>
          <table:table-cell table:style-name="ce11" table:number-columns-repeated="5"/>
          <table:table-cell table:style-name="ce18"/>
          <table:table-cell table:style-name="ce11"/>
          <table:table-cell table:style-name="ce18"/>
          <table:table-cell table:style-name="ce11" table:number-columns-repeated="4"/>
          <table:table-cell table:style-name="ce18"/>
          <table:table-cell table:style-name="ce11"/>
          <table:table-cell table:number-columns-repeated="975"/>
        </table:table-row>
        <table:table-row table:style-name="ro1">
          <table:table-cell office:value-type="string" calcext:value-type="string">
            <text:p>Q16</text:p>
          </table:table-cell>
          <table:table-cell office:value-type="float" office:value="30.14808895" calcext:value-type="float">
            <text:p>30.14808895</text:p>
          </table:table-cell>
          <table:table-cell office:value-type="float" office:value="74.11244195" calcext:value-type="float">
            <text:p>74.11244195</text:p>
          </table:table-cell>
          <table:table-cell office:value-type="float" office:value="146.8428404" calcext:value-type="float">
            <text:p>146.8428404</text:p>
          </table:table-cell>
          <table:table-cell office:value-type="float" office:value="55.1914652" calcext:value-type="float">
            <text:p>55.1914652</text:p>
          </table:table-cell>
          <table:table-cell office:value-type="float" office:value="127.18357835" calcext:value-type="float">
            <text:p>127.18357835</text:p>
          </table:table-cell>
          <table:table-cell office:value-type="float" office:value="134.35512585" calcext:value-type="float">
            <text:p>134.35512585</text:p>
          </table:table-cell>
          <table:table-cell office:value-type="float" office:value="28.28909575" calcext:value-type="float">
            <text:p>28.28909575</text:p>
          </table:table-cell>
          <table:table-cell table:style-name="ce11" office:value-type="float" office:value="71.10343125" calcext:value-type="float">
            <text:p>71.10343125</text:p>
          </table:table-cell>
          <table:table-cell table:style-name="ce11" office:value-type="float" office:value="141.3802236" calcext:value-type="float">
            <text:p>141.3802236</text:p>
          </table:table-cell>
          <table:table-cell table:style-name="ce11" office:value-type="float" office:value="41.96415085" calcext:value-type="float">
            <text:p>41.96415085</text:p>
          </table:table-cell>
          <table:table-cell table:style-name="ce11" office:value-type="float" office:value="98.5220037" calcext:value-type="float">
            <text:p>98.5220037</text:p>
          </table:table-cell>
          <table:table-cell table:style-name="ce18" office:value-type="float" office:value="98.28268305" calcext:value-type="float">
            <text:p>98.28268305</text:p>
          </table:table-cell>
          <table:table-cell table:style-name="ce18" table:number-columns-repeated="2"/>
          <table:table-cell table:style-name="ce11" table:number-columns-repeated="4"/>
          <table:table-cell table:style-name="ce18"/>
          <table:table-cell table:style-name="ce11" table:number-columns-repeated="6"/>
          <table:table-cell table:style-name="ce18" table:number-columns-repeated="2"/>
          <table:table-cell table:style-name="ce11" table:number-columns-repeated="5"/>
          <table:table-cell table:style-name="ce18"/>
          <table:table-cell table:style-name="ce11" table:number-columns-repeated="6"/>
          <table:table-cell table:style-name="ce18"/>
          <table:table-cell table:style-name="ce11"/>
          <table:table-cell table:style-name="ce18"/>
          <table:table-cell table:style-name="ce11" table:number-columns-repeated="4"/>
          <table:table-cell table:style-name="ce18"/>
          <table:table-cell table:style-name="ce11"/>
          <table:table-cell table:number-columns-repeated="975"/>
        </table:table-row>
        <table:table-row table:style-name="ro1">
          <table:table-cell office:value-type="string" calcext:value-type="string">
            <text:p>Q32</text:p>
          </table:table-cell>
          <table:table-cell office:value-type="float" office:value="451.65905865" calcext:value-type="float">
            <text:p>451.65905865</text:p>
          </table:table-cell>
          <table:table-cell office:value-type="float" office:value="772.94951725" calcext:value-type="float">
            <text:p>772.94951725</text:p>
          </table:table-cell>
          <table:table-cell office:value-type="float" office:value="1557.93677905" calcext:value-type="float">
            <text:p>1557.93677905</text:p>
          </table:table-cell>
          <table:table-cell office:value-type="float" office:value="364.8122718" calcext:value-type="float">
            <text:p>364.8122718</text:p>
          </table:table-cell>
          <table:table-cell office:value-type="float" office:value="670.80561485" calcext:value-type="float">
            <text:p>670.80561485</text:p>
          </table:table-cell>
          <table:table-cell office:value-type="float" office:value="1137.8344367" calcext:value-type="float">
            <text:p>1137.8344367</text:p>
          </table:table-cell>
          <table:table-cell office:value-type="float" office:value="301.05167705" calcext:value-type="float">
            <text:p>301.05167705</text:p>
          </table:table-cell>
          <table:table-cell table:style-name="ce11" office:value-type="float" office:value="750.2587186" calcext:value-type="float">
            <text:p>750.2587186</text:p>
          </table:table-cell>
          <table:table-cell table:style-name="ce11" office:value-type="float" office:value="1500.92529815" calcext:value-type="float">
            <text:p>1500.92529815</text:p>
          </table:table-cell>
          <table:table-cell table:style-name="ce11" office:value-type="float" office:value="207.7815155" calcext:value-type="float">
            <text:p>207.7815155</text:p>
          </table:table-cell>
          <table:table-cell table:style-name="ce11" office:value-type="float" office:value="675.2570768" calcext:value-type="float">
            <text:p>675.2570768</text:p>
          </table:table-cell>
          <table:table-cell table:style-name="ce18" office:value-type="float" office:value="1593.9686082" calcext:value-type="float">
            <text:p>1593.9686082</text:p>
          </table:table-cell>
          <table:table-cell table:style-name="ce18" table:number-columns-repeated="2"/>
          <table:table-cell table:style-name="ce11" table:number-columns-repeated="4"/>
          <table:table-cell table:style-name="ce18" table:number-columns-repeated="2"/>
          <table:table-cell table:style-name="ce11" table:number-columns-repeated="5"/>
          <table:table-cell table:style-name="ce18" table:number-columns-repeated="2"/>
          <table:table-cell table:style-name="ce11" table:number-columns-repeated="5"/>
          <table:table-cell table:style-name="ce18" table:number-columns-repeated="2"/>
          <table:table-cell table:style-name="ce11" table:number-columns-repeated="5"/>
          <table:table-cell table:style-name="ce18"/>
          <table:table-cell table:style-name="ce11"/>
          <table:table-cell table:style-name="ce18"/>
          <table:table-cell table:style-name="ce11" table:number-columns-repeated="4"/>
          <table:table-cell table:style-name="ce18"/>
          <table:table-cell table:style-name="ce11"/>
          <table:table-cell table:number-columns-repeated="975"/>
        </table:table-row>
        <table:table-row table:style-name="ro1">
          <table:table-cell office:value-type="string" calcext:value-type="string">
            <text:p>Q64</text:p>
          </table:table-cell>
          <table:table-cell office:value-type="float" office:value="2444.656202" calcext:value-type="float">
            <text:p>2444.656202</text:p>
          </table:table-cell>
          <table:table-cell office:value-type="float" office:value="6115.1960983" calcext:value-type="float">
            <text:p>6115.1960983</text:p>
          </table:table-cell>
          <table:table-cell office:value-type="float" office:value="12236.92560605" calcext:value-type="float">
            <text:p>12236.92560605</text:p>
          </table:table-cell>
          <table:table-cell office:value-type="float" office:value="2091.89733415" calcext:value-type="float">
            <text:p>2091.89733415</text:p>
          </table:table-cell>
          <table:table-cell office:value-type="float" office:value="4839.06578795" calcext:value-type="float">
            <text:p>4839.06578795</text:p>
          </table:table-cell>
          <table:table-cell office:value-type="float" office:value="10273.31631835" calcext:value-type="float">
            <text:p>10273.31631835</text:p>
          </table:table-cell>
          <table:table-cell office:value-type="float" office:value="2391.70328465" calcext:value-type="float">
            <text:p>2391.70328465</text:p>
          </table:table-cell>
          <table:table-cell table:style-name="ce11" office:value-type="float" office:value="5969.5239871" calcext:value-type="float">
            <text:p>5969.5239871</text:p>
          </table:table-cell>
          <table:table-cell table:style-name="ce11" office:value-type="float" office:value="11912.5278199" calcext:value-type="float">
            <text:p>11912.5278199</text:p>
          </table:table-cell>
          <table:table-cell table:style-name="ce11" office:value-type="float" office:value="1569.79649815" calcext:value-type="float">
            <text:p>1569.79649815</text:p>
          </table:table-cell>
          <table:table-cell table:style-name="ce11" office:value-type="float" office:value="4085.1220076" calcext:value-type="float">
            <text:p>4085.1220076</text:p>
          </table:table-cell>
          <table:table-cell table:style-name="ce18" office:value-type="float" office:value="8381.71122195" calcext:value-type="float">
            <text:p>8381.71122195</text:p>
          </table:table-cell>
          <table:table-cell table:style-name="ce18" table:number-columns-repeated="2"/>
          <table:table-cell table:style-name="ce11" table:number-columns-repeated="4"/>
          <table:table-cell table:style-name="ce18" table:number-columns-repeated="2"/>
          <table:table-cell table:style-name="ce11" table:number-columns-repeated="5"/>
          <table:table-cell table:style-name="ce18" table:number-columns-repeated="2"/>
          <table:table-cell table:style-name="ce11" table:number-columns-repeated="5"/>
          <table:table-cell table:style-name="ce18" table:number-columns-repeated="2"/>
          <table:table-cell table:style-name="ce11" table:number-columns-repeated="5"/>
          <table:table-cell table:style-name="ce18" table:number-columns-repeated="3"/>
          <table:table-cell table:style-name="ce11" table:number-columns-repeated="4"/>
          <table:table-cell table:style-name="ce18" table:number-columns-repeated="2"/>
          <table:table-cell table:number-columns-repeated="975"/>
        </table:table-row>
        <table:table-row table:style-name="ro1">
          <table:table-cell office:value-type="string" calcext:value-type="string">
            <text:p>Q128</text:p>
          </table:table-cell>
          <table:table-cell office:value-type="float" office:value="19182.18269865" calcext:value-type="float">
            <text:p>19182.18269865</text:p>
          </table:table-cell>
          <table:table-cell office:value-type="float" office:value="47860.73693045" calcext:value-type="float">
            <text:p>47860.73693045</text:p>
          </table:table-cell>
          <table:table-cell office:value-type="float" office:value="96197.70167865" calcext:value-type="float">
            <text:p>96197.70167865</text:p>
          </table:table-cell>
          <table:table-cell office:value-type="float" office:value="13750.50167455" calcext:value-type="float">
            <text:p>13750.50167455</text:p>
          </table:table-cell>
          <table:table-cell office:value-type="float" office:value="35031.90268225" calcext:value-type="float">
            <text:p>35031.90268225</text:p>
          </table:table-cell>
          <table:table-cell office:value-type="float" office:value="118762.2424121" calcext:value-type="float">
            <text:p>118762.2424121</text:p>
          </table:table-cell>
          <table:table-cell office:value-type="float" office:value="19261.0663941" calcext:value-type="float">
            <text:p>19261.0663941</text:p>
          </table:table-cell>
          <table:table-cell table:style-name="ce11" office:value-type="float" office:value="48172.58483005" calcext:value-type="float">
            <text:p>48172.58483005</text:p>
          </table:table-cell>
          <table:table-cell table:style-name="ce18" office:value-type="float" office:value="95557.9582505" calcext:value-type="float">
            <text:p>95557.9582505</text:p>
          </table:table-cell>
          <table:table-cell table:style-name="ce11" office:value-type="float" office:value="12709.83507445" calcext:value-type="float">
            <text:p>12709.83507445</text:p>
          </table:table-cell>
          <table:table-cell table:style-name="ce11" office:value-type="float" office:value="32279.2403018" calcext:value-type="float">
            <text:p>32279.2403018</text:p>
          </table:table-cell>
          <table:table-cell table:style-name="ce18" office:value-type="float" office:value="58208.2462334" calcext:value-type="float">
            <text:p>58208.2462334</text:p>
          </table:table-cell>
          <table:table-cell table:style-name="ce18" table:number-columns-repeated="2"/>
          <table:table-cell table:style-name="ce11" table:number-columns-repeated="5"/>
          <table:table-cell table:style-name="ce18"/>
          <table:table-cell table:style-name="ce11" table:number-columns-repeated="13"/>
          <table:table-cell table:style-name="ce18"/>
          <table:table-cell table:style-name="ce11" table:number-columns-repeated="7"/>
          <table:table-cell table:style-name="ce18"/>
          <table:table-cell table:style-name="ce11" table:number-columns-repeated="6"/>
          <table:table-cell table:number-columns-repeated="975"/>
        </table:table-row>
        <table:table-row table:style-name="ro1">
          <table:table-cell office:value-type="string" calcext:value-type="string">
            <text:p>Q256</text:p>
          </table:table-cell>
          <table:table-cell office:value-type="float" office:value="135159.86452285" calcext:value-type="float">
            <text:p>135159.86452285</text:p>
          </table:table-cell>
          <table:table-cell table:style-name="ce2" office:value-type="float" office:value="339944.88699325" calcext:value-type="float">
            <text:p>339944.88699325</text:p>
          </table:table-cell>
          <table:table-cell table:style-name="ce2" office:value-type="float" office:value="676803.55462775" calcext:value-type="float">
            <text:p>676803.55462775</text:p>
          </table:table-cell>
          <table:table-cell table:style-name="ce2" office:value-type="float" office:value="77030.26428775" calcext:value-type="float">
            <text:p>77030.26428775</text:p>
          </table:table-cell>
          <table:table-cell table:style-name="ce2" office:value-type="float" office:value="193952.59306365" calcext:value-type="float">
            <text:p>193952.59306365</text:p>
          </table:table-cell>
          <table:table-cell table:style-name="ce2" office:value-type="float" office:value="384443.5746831" calcext:value-type="float">
            <text:p>384443.5746831</text:p>
          </table:table-cell>
          <table:table-cell office:value-type="float" office:value="136228.7094865" calcext:value-type="float">
            <text:p>136228.7094865</text:p>
          </table:table-cell>
          <table:table-cell table:style-name="ce11" office:value-type="float" office:value="335058.9928889" calcext:value-type="float">
            <text:p>335058.9928889</text:p>
          </table:table-cell>
          <table:table-cell table:style-name="ce11" office:value-type="float" office:value="670108.41954535" calcext:value-type="float">
            <text:p>670108.41954535</text:p>
          </table:table-cell>
          <table:table-cell table:style-name="ce18" office:value-type="float" office:value="96860.87045575" calcext:value-type="float">
            <text:p>96860.87045575</text:p>
          </table:table-cell>
          <table:table-cell table:style-name="ce11" office:value-type="float" office:value="210541.19659895" calcext:value-type="float">
            <text:p>210541.19659895</text:p>
          </table:table-cell>
          <table:table-cell table:style-name="ce11" office:value-type="float" office:value="420242.5995351" calcext:value-type="float">
            <text:p>420242.5995351</text:p>
          </table:table-cell>
          <table:table-cell table:style-name="ce18" table:number-columns-repeated="2"/>
          <table:table-cell table:style-name="ce11" table:number-columns-repeated="12"/>
          <table:table-cell table:style-name="ce18"/>
          <table:table-cell table:style-name="ce11" table:number-columns-repeated="14"/>
          <table:table-cell table:style-name="ce18"/>
          <table:table-cell table:style-name="ce11" table:number-columns-repeated="6"/>
          <table:table-cell table:number-columns-repeated="97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11" table:number-columns-repeated="3"/>
          <table:table-cell table:style-name="ce18" table:number-columns-repeated="4"/>
          <table:table-cell table:style-name="ce11" table:number-columns-repeated="4"/>
          <table:table-cell table:style-name="ce18" table:number-columns-repeated="2"/>
          <table:table-cell table:style-name="ce11" table:number-columns-repeated="5"/>
          <table:table-cell table:style-name="ce18"/>
          <table:table-cell table:style-name="ce11" table:number-columns-repeated="6"/>
          <table:table-cell table:style-name="ce18" table:number-columns-repeated="2"/>
          <table:table-cell table:style-name="ce11" table:number-columns-repeated="5"/>
          <table:table-cell table:style-name="ce18"/>
          <table:table-cell table:style-name="ce11"/>
          <table:table-cell table:style-name="ce18"/>
          <table:table-cell table:style-name="ce11" table:number-columns-repeated="4"/>
          <table:table-cell table:style-name="ce18"/>
          <table:table-cell table:style-name="ce11"/>
          <table:table-cell table:number-columns-repeated="975"/>
        </table:table-row>
        <table:table-row table:style-name="ro1">
          <table:table-cell table:number-columns-repeated="8"/>
          <table:table-cell table:style-name="ce11" table:number-columns-repeated="4"/>
          <table:table-cell table:style-name="ce18"/>
          <table:table-cell table:style-name="ce11"/>
          <table:table-cell table:style-name="ce18"/>
          <table:table-cell table:style-name="ce11" table:number-columns-repeated="4"/>
          <table:table-cell table:style-name="ce18"/>
          <table:table-cell table:style-name="ce11" table:number-columns-repeated="6"/>
          <table:table-cell table:style-name="ce18" table:number-columns-repeated="2"/>
          <table:table-cell table:style-name="ce11" table:number-columns-repeated="5"/>
          <table:table-cell table:style-name="ce18"/>
          <table:table-cell table:style-name="ce11" table:number-columns-repeated="6"/>
          <table:table-cell table:style-name="ce18"/>
          <table:table-cell table:style-name="ce11"/>
          <table:table-cell table:style-name="ce18"/>
          <table:table-cell table:style-name="ce11" table:number-columns-repeated="4"/>
          <table:table-cell table:style-name="ce18"/>
          <table:table-cell table:style-name="ce11"/>
          <table:table-cell table:number-columns-repeated="975"/>
        </table:table-row>
        <table:table-row table:style-name="ro1">
          <table:table-cell/>
          <table:table-cell table:style-name="ce2"/>
          <table:table-cell table:style-name="Default" table:number-columns-repeated="5"/>
          <table:table-cell/>
          <table:table-cell table:style-name="ce11" table:number-columns-repeated="5"/>
          <table:table-cell table:style-name="ce18" table:number-columns-repeated="2"/>
          <table:table-cell table:style-name="ce11" table:number-columns-repeated="5"/>
          <table:table-cell table:style-name="ce18"/>
          <table:table-cell table:style-name="ce11" table:number-columns-repeated="6"/>
          <table:table-cell table:style-name="ce18"/>
          <table:table-cell table:style-name="ce11" table:number-columns-repeated="6"/>
          <table:table-cell table:style-name="ce18"/>
          <table:table-cell table:style-name="ce11" table:number-columns-repeated="7"/>
          <table:table-cell table:style-name="ce18"/>
          <table:table-cell table:style-name="ce11" table:number-columns-repeated="3"/>
          <table:table-cell table:style-name="ce18"/>
          <table:table-cell table:style-name="ce11" table:number-columns-repeated="2"/>
          <table:table-cell table:number-columns-repeated="975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ce11" table:number-columns-repeated="4"/>
          <table:table-cell table:style-name="ce18" table:number-columns-repeated="3"/>
          <table:table-cell table:style-name="ce11" table:number-columns-repeated="4"/>
          <table:table-cell table:style-name="ce18" table:number-columns-repeated="2"/>
          <table:table-cell table:style-name="ce11" table:number-columns-repeated="5"/>
          <table:table-cell table:style-name="ce18"/>
          <table:table-cell table:style-name="ce11" table:number-columns-repeated="6"/>
          <table:table-cell table:style-name="ce18" table:number-columns-repeated="2"/>
          <table:table-cell table:style-name="ce11" table:number-columns-repeated="5"/>
          <table:table-cell table:style-name="ce18"/>
          <table:table-cell table:style-name="ce11"/>
          <table:table-cell table:style-name="ce18"/>
          <table:table-cell table:style-name="ce11" table:number-columns-repeated="4"/>
          <table:table-cell table:style-name="ce18"/>
          <table:table-cell table:style-name="ce11"/>
          <table:table-cell table:number-columns-repeated="975"/>
        </table:table-row>
        <table:table-row table:style-name="ro1">
          <table:table-cell table:number-columns-repeated="2"/>
          <table:table-cell table:style-name="Default" table:number-columns-repeated="11"/>
          <table:table-cell table:style-name="ce18" table:number-columns-repeated="2"/>
          <table:table-cell table:style-name="ce11" table:number-columns-repeated="4"/>
          <table:table-cell table:style-name="ce18"/>
          <table:table-cell table:style-name="ce11" table:number-columns-repeated="6"/>
          <table:table-cell table:style-name="ce18" table:number-columns-repeated="2"/>
          <table:table-cell table:style-name="ce11" table:number-columns-repeated="5"/>
          <table:table-cell table:style-name="ce18"/>
          <table:table-cell table:style-name="ce11" table:number-columns-repeated="6"/>
          <table:table-cell table:style-name="ce18"/>
          <table:table-cell table:style-name="ce11"/>
          <table:table-cell table:style-name="ce18"/>
          <table:table-cell table:style-name="ce11" table:number-columns-repeated="4"/>
          <table:table-cell table:style-name="ce18"/>
          <table:table-cell table:style-name="ce11"/>
          <table:table-cell table:number-columns-repeated="975"/>
        </table:table-row>
        <table:table-row table:style-name="ro1">
          <table:table-cell table:number-columns-repeated="2"/>
          <table:table-cell table:style-name="Default" table:number-columns-repeated="11"/>
          <table:table-cell table:style-name="ce18" table:number-columns-repeated="2"/>
          <table:table-cell table:style-name="ce11" table:number-columns-repeated="5"/>
          <table:table-cell table:style-name="ce18"/>
          <table:table-cell table:style-name="ce11" table:number-columns-repeated="6"/>
          <table:table-cell table:style-name="ce18"/>
          <table:table-cell table:style-name="ce11" table:number-columns-repeated="6"/>
          <table:table-cell table:style-name="ce18"/>
          <table:table-cell table:style-name="ce11" table:number-columns-repeated="7"/>
          <table:table-cell table:style-name="ce18"/>
          <table:table-cell table:style-name="ce11" table:number-columns-repeated="6"/>
          <table:table-cell table:number-columns-repeated="975"/>
        </table:table-row>
        <table:table-row table:style-name="ro1">
          <table:table-cell table:number-columns-repeated="2"/>
          <table:table-cell table:style-name="Default" table:number-columns-repeated="11"/>
          <table:table-cell table:style-name="ce18" table:number-columns-repeated="2"/>
          <table:table-cell table:style-name="ce11" table:number-columns-repeated="4"/>
          <table:table-cell table:style-name="ce18" table:number-columns-repeated="2"/>
          <table:table-cell table:style-name="ce11" table:number-columns-repeated="5"/>
          <table:table-cell table:style-name="ce18"/>
          <table:table-cell table:style-name="ce11" table:number-columns-repeated="6"/>
          <table:table-cell table:style-name="ce18" table:number-columns-repeated="2"/>
          <table:table-cell table:style-name="ce11" table:number-columns-repeated="4"/>
          <table:table-cell table:style-name="ce18" table:number-columns-repeated="2"/>
          <table:table-cell table:style-name="ce11"/>
          <table:table-cell table:style-name="ce18"/>
          <table:table-cell table:style-name="ce11" table:number-columns-repeated="3"/>
          <table:table-cell table:style-name="ce18" table:number-columns-repeated="2"/>
          <table:table-cell table:style-name="ce11"/>
          <table:table-cell table:number-columns-repeated="975"/>
        </table:table-row>
        <table:table-row table:style-name="ro1">
          <table:table-cell table:number-columns-repeated="2"/>
          <table:table-cell table:style-name="Default" table:number-columns-repeated="11"/>
          <table:table-cell table:style-name="ce11"/>
          <table:table-cell table:style-name="ce18"/>
          <table:table-cell table:style-name="ce11" table:number-columns-repeated="4"/>
          <table:table-cell table:style-name="ce18"/>
          <table:table-cell table:style-name="ce11" table:number-columns-repeated="6"/>
          <table:table-cell table:style-name="ce18" table:number-columns-repeated="2"/>
          <table:table-cell table:style-name="ce11" table:number-columns-repeated="5"/>
          <table:table-cell table:style-name="ce18"/>
          <table:table-cell table:style-name="ce11" table:number-columns-repeated="6"/>
          <table:table-cell table:style-name="ce18"/>
          <table:table-cell table:style-name="ce11"/>
          <table:table-cell table:style-name="ce18"/>
          <table:table-cell table:style-name="ce11" table:number-columns-repeated="4"/>
          <table:table-cell table:style-name="ce18" table:number-columns-repeated="2"/>
          <table:table-cell table:number-columns-repeated="975"/>
        </table:table-row>
        <table:table-row table:style-name="ro1">
          <table:table-cell/>
          <table:table-cell table:style-name="ce2"/>
          <table:table-cell table:style-name="Default" table:number-columns-repeated="11"/>
          <table:table-cell table:style-name="ce18" table:number-columns-repeated="2"/>
          <table:table-cell table:style-name="ce11" table:number-columns-repeated="4"/>
          <table:table-cell table:style-name="ce18" table:number-columns-repeated="2"/>
          <table:table-cell table:style-name="ce11" table:number-columns-repeated="5"/>
          <table:table-cell table:style-name="ce18" table:number-columns-repeated="2"/>
          <table:table-cell table:style-name="ce11" table:number-columns-repeated="5"/>
          <table:table-cell table:style-name="ce18" table:number-columns-repeated="2"/>
          <table:table-cell table:style-name="ce11" table:number-columns-repeated="5"/>
          <table:table-cell table:style-name="ce18"/>
          <table:table-cell table:style-name="ce11"/>
          <table:table-cell table:style-name="ce18"/>
          <table:table-cell table:style-name="ce11" table:number-columns-repeated="4"/>
          <table:table-cell table:style-name="ce18"/>
          <table:table-cell table:style-name="ce11"/>
          <table:table-cell table:number-columns-repeated="975"/>
        </table:table-row>
        <table:table-row table:style-name="ro1">
          <table:table-cell table:number-columns-repeated="7"/>
          <table:table-cell table:style-name="Default" table:number-columns-repeated="6"/>
          <table:table-cell table:style-name="ce18" table:number-columns-repeated="2"/>
          <table:table-cell table:style-name="ce11" table:number-columns-repeated="5"/>
          <table:table-cell table:style-name="ce18"/>
          <table:table-cell table:style-name="ce11" table:number-columns-repeated="6"/>
          <table:table-cell table:style-name="ce18"/>
          <table:table-cell table:style-name="ce11" table:number-columns-repeated="6"/>
          <table:table-cell table:style-name="ce18"/>
          <table:table-cell table:style-name="ce11" table:number-columns-repeated="14"/>
          <table:table-cell table:number-columns-repeated="975"/>
        </table:table-row>
        <table:table-row table:style-name="ro1">
          <table:table-cell table:number-columns-repeated="7"/>
          <table:table-cell table:style-name="Default" table:number-columns-repeated="6"/>
          <table:table-cell table:style-name="ce18" table:number-columns-repeated="3"/>
          <table:table-cell table:style-name="ce11" table:number-columns-repeated="4"/>
          <table:table-cell table:style-name="ce18"/>
          <table:table-cell table:style-name="ce11"/>
          <table:table-cell table:style-name="ce18"/>
          <table:table-cell table:style-name="ce11" table:number-columns-repeated="6"/>
          <table:table-cell table:style-name="ce18"/>
          <table:table-cell table:style-name="ce11" table:number-columns-repeated="4"/>
          <table:table-cell table:style-name="ce18"/>
          <table:table-cell table:style-name="ce11"/>
          <table:table-cell table:style-name="ce18"/>
          <table:table-cell table:style-name="ce11" table:number-columns-repeated="6"/>
          <table:table-cell table:style-name="ce18"/>
          <table:table-cell table:style-name="ce11" table:number-columns-repeated="5"/>
          <table:table-cell table:number-columns-repeated="975"/>
        </table:table-row>
        <table:table-row table:style-name="ro1">
          <table:table-cell table:number-columns-repeated="8"/>
          <table:table-cell table:style-name="ce11" table:number-columns-repeated="4"/>
          <table:table-cell table:style-name="ce18"/>
          <table:table-cell table:style-name="ce11"/>
          <table:table-cell table:style-name="ce18"/>
          <table:table-cell table:style-name="ce11" table:number-columns-repeated="4"/>
          <table:table-cell table:style-name="ce18"/>
          <table:table-cell table:style-name="ce11" table:number-columns-repeated="6"/>
          <table:table-cell table:style-name="ce18"/>
          <table:table-cell table:style-name="ce11" table:number-columns-repeated="6"/>
          <table:table-cell table:style-name="ce18"/>
          <table:table-cell table:style-name="ce11" table:number-columns-repeated="6"/>
          <table:table-cell table:style-name="ce18"/>
          <table:table-cell table:style-name="ce11" table:number-columns-repeated="6"/>
          <table:table-cell table:style-name="ce18"/>
          <table:table-cell table:style-name="ce11"/>
          <table:table-cell table:number-columns-repeated="975"/>
        </table:table-row>
        <table:table-row table:style-name="ro1">
          <table:table-cell table:style-name="ce11" table:number-columns-repeated="7"/>
          <table:table-cell/>
          <table:table-cell table:style-name="ce18" table:number-columns-repeated="2"/>
          <table:table-cell table:style-name="ce11" table:number-columns-repeated="4"/>
          <table:table-cell table:style-name="ce18"/>
          <table:table-cell table:style-name="ce11"/>
          <table:table-cell table:style-name="ce18"/>
          <table:table-cell table:style-name="ce11" table:number-columns-repeated="6"/>
          <table:table-cell table:style-name="ce18"/>
          <table:table-cell table:style-name="ce11" table:number-columns-repeated="6"/>
          <table:table-cell table:style-name="ce18"/>
          <table:table-cell table:style-name="ce11" table:number-columns-repeated="6"/>
          <table:table-cell table:style-name="ce18"/>
          <table:table-cell table:style-name="ce11" table:number-columns-repeated="4"/>
          <table:table-cell table:style-name="ce18"/>
          <table:table-cell table:style-name="ce11"/>
          <table:table-cell table:style-name="ce18"/>
          <table:table-cell table:style-name="ce11" table:number-columns-repeated="4"/>
          <table:table-cell table:number-columns-repeated="975"/>
        </table:table-row>
        <table:table-row table:style-name="ro1">
          <table:table-cell table:style-name="ce11" table:number-columns-repeated="7"/>
          <table:table-cell/>
          <table:table-cell table:style-name="ce18" table:number-columns-repeated="2"/>
          <table:table-cell table:style-name="ce11"/>
          <table:table-cell table:style-name="ce18" table:number-columns-repeated="2"/>
          <table:table-cell table:style-name="ce11"/>
          <table:table-cell table:style-name="ce18" table:number-columns-repeated="3"/>
          <table:table-cell table:style-name="ce11"/>
          <table:table-cell table:style-name="ce18" table:number-columns-repeated="2"/>
          <table:table-cell table:style-name="ce11" table:number-columns-repeated="2"/>
          <table:table-cell table:style-name="ce18" table:number-columns-repeated="2"/>
          <table:table-cell table:style-name="ce11"/>
          <table:table-cell table:style-name="ce18" table:number-columns-repeated="3"/>
          <table:table-cell table:style-name="ce11"/>
          <table:table-cell table:style-name="ce18" table:number-columns-repeated="2"/>
          <table:table-cell table:style-name="ce11"/>
          <table:table-cell table:style-name="ce18" table:number-columns-repeated="2"/>
          <table:table-cell table:style-name="ce11" table:number-columns-repeated="2"/>
          <table:table-cell table:style-name="ce18" table:number-columns-repeated="2"/>
          <table:table-cell table:style-name="ce11"/>
          <table:table-cell table:style-name="ce18" table:number-columns-repeated="6"/>
          <table:table-cell table:style-name="ce11"/>
          <table:table-cell table:style-name="ce18" table:number-columns-repeated="3"/>
          <table:table-cell table:number-columns-repeated="975"/>
        </table:table-row>
        <table:table-row table:style-name="ro1" table:number-rows-repeated="4">
          <table:table-cell table:style-name="ce11" table:number-columns-repeated="7"/>
          <table:table-cell/>
          <table:table-cell table:style-name="ce11" table:number-columns-repeated="41"/>
          <table:table-cell table:number-columns-repeated="975"/>
        </table:table-row>
        <table:table-row table:style-name="ro1">
          <table:table-cell table:style-name="ce11" table:number-columns-repeated="7"/>
          <table:table-cell table:number-columns-repeated="101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2">00/00/0000</text:date>, <text:time style:data-style-name="N2" text:time-value="12:08:11.2696395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21:39:31.066622683</meta:creation-date>
    <dc:date>2020-01-02T16:14:27.564103036</dc:date>
    <meta:editing-duration>PT12H20M4S</meta:editing-duration>
    <meta:editing-cycles>11</meta:editing-cycles>
    <meta:generator>LibreOffice/6.0.7.3$Linux_AARCH64 LibreOffice_project/00m0$Build-3</meta:generator>
    <meta:document-statistic meta:table-count="1" meta:cell-count="10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923cm" svg:height="9.006cm" xlink:href=".." xlink:type="simple" chart:class="chart:line" chart:column-mapping="0 3 1 2 4 5" chart:style-name="ch1">
        <chart:legend chart:legend-position="end" svg:x="14.753cm" svg:y="2.959cm" style:legend-expansion="high" chart:style-name="ch2"/>
        <chart:plot-area chart:style-name="ch3" table:cell-range-address="MAXN.A4:MAXN.D10 MAXN.A3:MAXN.D3 MAXN.H3:MAXN.J10" chart:data-source-has-labels="both" svg:x="0.358cm" svg:y="0.18cm" svg:width="14.037cm" svg:height="8.646cm">
          <chartooo:coordinate-region svg:x="1.27cm" svg:y="0.38cm" svg:width="12.078cm" svg:height="7.799cm"/>
          <chart:axis chart:dimension="x" chart:name="primary-x" chart:style-name="ch4" chartooo:axis-type="auto">
            <chartooo:date-scale/>
            <chart:categories table:cell-range-address="MAXN.A4:MAXN.A10"/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MAXN.B4:MAXN.B10" chart:label-cell-address="MAXN.B3:MAXN.B3" chart:class="chart:line">
            <chart:data-point chart:repeated="7"/>
          </chart:series>
          <chart:series chart:style-name="ch9" chart:values-cell-range-address="MAXN.H4:MAXN.H10" chart:label-cell-address="MAXN.H3:MAXN.H3" chart:class="chart:line">
            <chart:data-point chart:repeated="7"/>
          </chart:series>
          <chart:series chart:style-name="ch10" chart:values-cell-range-address="MAXN.C4:MAXN.C10" chart:label-cell-address="MAXN.C3:MAXN.C3" chart:class="chart:line">
            <chart:data-point chart:repeated="7"/>
          </chart:series>
          <chart:series chart:style-name="ch11" chart:values-cell-range-address="MAXN.D4:MAXN.D10" chart:label-cell-address="MAXN.D3:MAXN.D3" chart:class="chart:line">
            <chart:data-point chart:repeated="7"/>
          </chart:series>
          <chart:series chart:style-name="ch12" chart:values-cell-range-address="MAXN.I4:MAXN.I10" chart:label-cell-address="MAXN.I3:MAXN.I3" chart:class="chart:line">
            <chart:data-point chart:repeated="7"/>
          </chart:series>
          <chart:series chart:style-name="ch13" chart:values-cell-range-address="MAXN.J4:MAXN.J10" chart:label-cell-address="MAXN.J3:MAXN.J3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on=10</text:p>
                <draw:g>
                  <svg:desc>MAXN.B3:MAXN.B3</svg:desc>
                </draw:g>
              </table:table-cell>
              <table:table-cell office:value-type="string">
                <text:p>Iteration=10</text:p>
                <draw:g>
                  <svg:desc>MAXN.H3:MAXN.H3</svg:desc>
                </draw:g>
              </table:table-cell>
              <table:table-cell office:value-type="string">
                <text:p>Iteration=25</text:p>
                <draw:g>
                  <svg:desc>MAXN.C3:MAXN.C3</svg:desc>
                </draw:g>
              </table:table-cell>
              <table:table-cell office:value-type="string">
                <text:p>Iteration=50</text:p>
                <draw:g>
                  <svg:desc>MAXN.D3:MAXN.D3</svg:desc>
                </draw:g>
              </table:table-cell>
              <table:table-cell office:value-type="string">
                <text:p>Iteration=25</text:p>
                <draw:g>
                  <svg:desc>MAXN.I3:MAXN.I3</svg:desc>
                </draw:g>
              </table:table-cell>
              <table:table-cell office:value-type="string">
                <text:p>Iteration=50</text:p>
                <draw:g>
                  <svg:desc>MAXN.J3:MAXN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4</text:p>
                <draw:g>
                  <svg:desc>MAXN.A4:MAXN.A10</svg:desc>
                </draw:g>
              </table:table-cell>
              <table:table-cell office:value-type="float" office:value="0.0122159">
                <text:p>0.0122159</text:p>
                <draw:g>
                  <svg:desc>MAXN.B4:MAXN.B10</svg:desc>
                </draw:g>
              </table:table-cell>
              <table:table-cell office:value-type="float" office:value="0.0120144">
                <text:p>0.0120144</text:p>
                <draw:g>
                  <svg:desc>MAXN.H4:MAXN.H10</svg:desc>
                </draw:g>
              </table:table-cell>
              <table:table-cell office:value-type="float" office:value="0.02390075">
                <text:p>0.02390075</text:p>
                <draw:g>
                  <svg:desc>MAXN.C4:MAXN.C10</svg:desc>
                </draw:g>
              </table:table-cell>
              <table:table-cell office:value-type="float" office:value="0.02390075">
                <text:p>0.02390075</text:p>
                <draw:g>
                  <svg:desc>MAXN.D4:MAXN.D10</svg:desc>
                </draw:g>
              </table:table-cell>
              <table:table-cell office:value-type="float" office:value="0.0244783">
                <text:p>0.0244783</text:p>
                <draw:g>
                  <svg:desc>MAXN.I4:MAXN.I10</svg:desc>
                </draw:g>
              </table:table-cell>
              <table:table-cell office:value-type="float" office:value="0.0453261">
                <text:p>0.0453261</text:p>
                <draw:g>
                  <svg:desc>MAXN.J4:MAXN.J10</svg:desc>
                </draw:g>
              </table:table-cell>
            </table:table-row>
            <table:table-row>
              <table:table-cell office:value-type="string">
                <text:p>Q8</text:p>
              </table:table-cell>
              <table:table-cell office:value-type="float" office:value="0.066689">
                <text:p>0.066689</text:p>
              </table:table-cell>
              <table:table-cell office:value-type="float" office:value="0.06963615">
                <text:p>0.06963615</text:p>
              </table:table-cell>
              <table:table-cell office:value-type="float" office:value="0.15886975">
                <text:p>0.15886975</text:p>
              </table:table-cell>
              <table:table-cell office:value-type="float" office:value="0.3559685">
                <text:p>0.3559685</text:p>
              </table:table-cell>
              <table:table-cell office:value-type="float" office:value="0.1781318">
                <text:p>0.1781318</text:p>
              </table:table-cell>
              <table:table-cell office:value-type="float" office:value="0.374374">
                <text:p>0.374374</text:p>
              </table:table-cell>
            </table:table-row>
            <table:table-row>
              <table:table-cell office:value-type="string">
                <text:p>Q16</text:p>
              </table:table-cell>
              <table:table-cell office:value-type="float" office:value="30.14808895">
                <text:p>30.14808895</text:p>
              </table:table-cell>
              <table:table-cell office:value-type="float" office:value="28.28909575">
                <text:p>28.28909575</text:p>
              </table:table-cell>
              <table:table-cell office:value-type="float" office:value="74.11244195">
                <text:p>74.11244195</text:p>
              </table:table-cell>
              <table:table-cell office:value-type="float" office:value="146.8428404">
                <text:p>146.8428404</text:p>
              </table:table-cell>
              <table:table-cell office:value-type="float" office:value="71.10343125">
                <text:p>71.10343125</text:p>
              </table:table-cell>
              <table:table-cell office:value-type="float" office:value="141.3802236">
                <text:p>141.3802236</text:p>
              </table:table-cell>
            </table:table-row>
            <table:table-row>
              <table:table-cell office:value-type="string">
                <text:p>Q32</text:p>
              </table:table-cell>
              <table:table-cell office:value-type="float" office:value="451.65905865">
                <text:p>451.65905865</text:p>
              </table:table-cell>
              <table:table-cell office:value-type="float" office:value="301.05167705">
                <text:p>301.05167705</text:p>
              </table:table-cell>
              <table:table-cell office:value-type="float" office:value="772.94951725">
                <text:p>772.94951725</text:p>
              </table:table-cell>
              <table:table-cell office:value-type="float" office:value="1557.93677905">
                <text:p>1557.93677905</text:p>
              </table:table-cell>
              <table:table-cell office:value-type="float" office:value="750.2587186">
                <text:p>750.2587186</text:p>
              </table:table-cell>
              <table:table-cell office:value-type="float" office:value="1500.92529815">
                <text:p>1500.92529815</text:p>
              </table:table-cell>
            </table:table-row>
            <table:table-row>
              <table:table-cell office:value-type="string">
                <text:p>Q64</text:p>
              </table:table-cell>
              <table:table-cell office:value-type="float" office:value="2444.656202">
                <text:p>2444.656202</text:p>
              </table:table-cell>
              <table:table-cell office:value-type="float" office:value="2391.70328465">
                <text:p>2391.70328465</text:p>
              </table:table-cell>
              <table:table-cell office:value-type="float" office:value="6115.1960983">
                <text:p>6115.1960983</text:p>
              </table:table-cell>
              <table:table-cell office:value-type="float" office:value="12236.92560605">
                <text:p>12236.92560605</text:p>
              </table:table-cell>
              <table:table-cell office:value-type="float" office:value="5969.5239871">
                <text:p>5969.5239871</text:p>
              </table:table-cell>
              <table:table-cell office:value-type="float" office:value="11912.5278199">
                <text:p>11912.5278199</text:p>
              </table:table-cell>
            </table:table-row>
            <table:table-row>
              <table:table-cell office:value-type="string">
                <text:p>Q128</text:p>
              </table:table-cell>
              <table:table-cell office:value-type="float" office:value="19182.18269865">
                <text:p>19182.18269865</text:p>
              </table:table-cell>
              <table:table-cell office:value-type="float" office:value="19261.0663941">
                <text:p>19261.0663941</text:p>
              </table:table-cell>
              <table:table-cell office:value-type="float" office:value="47860.73693045">
                <text:p>47860.73693045</text:p>
              </table:table-cell>
              <table:table-cell office:value-type="float" office:value="96197.70167865">
                <text:p>96197.70167865</text:p>
              </table:table-cell>
              <table:table-cell office:value-type="float" office:value="48172.58483005">
                <text:p>48172.58483005</text:p>
              </table:table-cell>
              <table:table-cell office:value-type="float" office:value="95557.9582505">
                <text:p>95557.9582505</text:p>
              </table:table-cell>
            </table:table-row>
            <table:table-row>
              <table:table-cell office:value-type="string">
                <text:p>Q256</text:p>
              </table:table-cell>
              <table:table-cell office:value-type="float" office:value="135159.86452285">
                <text:p>135159.86452285</text:p>
              </table:table-cell>
              <table:table-cell office:value-type="float" office:value="136228.7094865">
                <text:p>136228.7094865</text:p>
              </table:table-cell>
              <table:table-cell office:value-type="float" office:value="339944.88699325">
                <text:p>339944.88699325</text:p>
              </table:table-cell>
              <table:table-cell office:value-type="float" office:value="676803.55462775">
                <text:p>676803.55462775</text:p>
              </table:table-cell>
              <table:table-cell office:value-type="float" office:value="335058.9928889">
                <text:p>335058.9928889</text:p>
              </table:table-cell>
              <table:table-cell office:value-type="float" office:value="670108.41954535">
                <text:p>670108.419545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AARCH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line" chart:style-name="ch1">
        <chart:legend chart:legend-position="end" svg:x="12.827cm" svg:y="2.959cm" style:legend-expansion="high" chart:style-name="ch2"/>
        <chart:plot-area chart:style-name="ch3" table:cell-range-address="MAXN.A4:MAXN.A10 MAXN.E3:MAXN.G10 MAXN.K3:MAXN.M10" chart:data-source-has-labels="both" svg:x="0.319cm" svg:y="0.18cm" svg:width="12.189cm" svg:height="8.646cm">
          <chartooo:coordinate-region svg:x="1.231cm" svg:y="0.38cm" svg:width="10.23cm" svg:height="7.799cm"/>
          <chart:axis chart:dimension="x" chart:name="primary-x" chart:style-name="ch4" chartooo:axis-type="auto">
            <chartooo:date-scale/>
            <chart:categories table:cell-range-address="MAXN.A4:MAXN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XN.E4:MAXN.E10" chart:label-cell-address="MAXN.E3:MAXN.E3" chart:class="chart:line">
            <chart:data-point chart:repeated="7"/>
          </chart:series>
          <chart:series chart:style-name="ch8" chart:values-cell-range-address="MAXN.F4:MAXN.F10" chart:label-cell-address="MAXN.F3:MAXN.F3" chart:class="chart:line">
            <chart:data-point chart:repeated="7"/>
          </chart:series>
          <chart:series chart:style-name="ch9" chart:values-cell-range-address="MAXN.G4:MAXN.G10" chart:label-cell-address="MAXN.G3:MAXN.G3" chart:class="chart:line">
            <chart:data-point chart:repeated="7"/>
          </chart:series>
          <chart:series chart:style-name="ch10" chart:values-cell-range-address="MAXN.K4:MAXN.K10" chart:label-cell-address="MAXN.K3:MAXN.K3" chart:class="chart:line">
            <chart:data-point chart:repeated="7"/>
          </chart:series>
          <chart:series chart:style-name="ch11" chart:values-cell-range-address="MAXN.L4:MAXN.L10" chart:label-cell-address="MAXN.L3:MAXN.L3" chart:class="chart:line">
            <chart:data-point chart:repeated="7"/>
          </chart:series>
          <chart:series chart:style-name="ch12" chart:values-cell-range-address="MAXN.M4:MAXN.M10" chart:label-cell-address="MAXN.M3:MAXN.M3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on=10</text:p>
                <draw:g>
                  <svg:desc>MAXN.E3:MAXN.E3</svg:desc>
                </draw:g>
              </table:table-cell>
              <table:table-cell office:value-type="string">
                <text:p>Iteration=25</text:p>
                <draw:g>
                  <svg:desc>MAXN.F3:MAXN.F3</svg:desc>
                </draw:g>
              </table:table-cell>
              <table:table-cell office:value-type="string">
                <text:p>Iteration=50</text:p>
                <draw:g>
                  <svg:desc>MAXN.G3:MAXN.G3</svg:desc>
                </draw:g>
              </table:table-cell>
              <table:table-cell office:value-type="string">
                <text:p>Iteration=10</text:p>
                <draw:g>
                  <svg:desc>MAXN.K3:MAXN.K3</svg:desc>
                </draw:g>
              </table:table-cell>
              <table:table-cell office:value-type="string">
                <text:p>Iteration=25</text:p>
                <draw:g>
                  <svg:desc>MAXN.L3:MAXN.L3</svg:desc>
                </draw:g>
              </table:table-cell>
              <table:table-cell office:value-type="string">
                <text:p>Iteration=50</text:p>
                <draw:g>
                  <svg:desc>MAXN.M3:MAXN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4</text:p>
                <draw:g>
                  <svg:desc>MAXN.A4:MAXN.A10</svg:desc>
                </draw:g>
              </table:table-cell>
              <table:table-cell office:value-type="float" office:value="0.0448207">
                <text:p>0.0448207</text:p>
                <draw:g>
                  <svg:desc>MAXN.E4:MAXN.E10</svg:desc>
                </draw:g>
              </table:table-cell>
              <table:table-cell office:value-type="float" office:value="0.08942685">
                <text:p>0.08942685</text:p>
                <draw:g>
                  <svg:desc>MAXN.F4:MAXN.F10</svg:desc>
                </draw:g>
              </table:table-cell>
              <table:table-cell office:value-type="float" office:value="0.08942685">
                <text:p>0.08942685</text:p>
                <draw:g>
                  <svg:desc>MAXN.G4:MAXN.G10</svg:desc>
                </draw:g>
              </table:table-cell>
              <table:table-cell office:value-type="float" office:value="0.03041595">
                <text:p>0.03041595</text:p>
                <draw:g>
                  <svg:desc>MAXN.K4:MAXN.K10</svg:desc>
                </draw:g>
              </table:table-cell>
              <table:table-cell office:value-type="float" office:value="0.06892135">
                <text:p>0.06892135</text:p>
                <draw:g>
                  <svg:desc>MAXN.L4:MAXN.L10</svg:desc>
                </draw:g>
              </table:table-cell>
              <table:table-cell office:value-type="float" office:value="0.1281578">
                <text:p>0.1281578</text:p>
                <draw:g>
                  <svg:desc>MAXN.M4:MAXN.M10</svg:desc>
                </draw:g>
              </table:table-cell>
            </table:table-row>
            <table:table-row>
              <table:table-cell office:value-type="string">
                <text:p>Q8</text:p>
              </table:table-cell>
              <table:table-cell office:value-type="float" office:value="0.23071025">
                <text:p>0.23071025</text:p>
              </table:table-cell>
              <table:table-cell office:value-type="float" office:value="0.49865045">
                <text:p>0.49865045</text:p>
              </table:table-cell>
              <table:table-cell office:value-type="float" office:value="0.76575375">
                <text:p>0.76575375</text:p>
              </table:table-cell>
              <table:table-cell office:value-type="float" office:value="0.17785355">
                <text:p>0.17785355</text:p>
              </table:table-cell>
              <table:table-cell office:value-type="float" office:value="0.40643155">
                <text:p>0.40643155</text:p>
              </table:table-cell>
              <table:table-cell office:value-type="float" office:value="0.85365165">
                <text:p>0.85365165</text:p>
              </table:table-cell>
            </table:table-row>
            <table:table-row>
              <table:table-cell office:value-type="string">
                <text:p>Q16</text:p>
              </table:table-cell>
              <table:table-cell office:value-type="float" office:value="55.1914652">
                <text:p>55.1914652</text:p>
              </table:table-cell>
              <table:table-cell office:value-type="float" office:value="127.18357835">
                <text:p>127.18357835</text:p>
              </table:table-cell>
              <table:table-cell office:value-type="float" office:value="134.35512585">
                <text:p>134.35512585</text:p>
              </table:table-cell>
              <table:table-cell office:value-type="float" office:value="41.96415085">
                <text:p>41.96415085</text:p>
              </table:table-cell>
              <table:table-cell office:value-type="float" office:value="98.5220037">
                <text:p>98.5220037</text:p>
              </table:table-cell>
              <table:table-cell office:value-type="float" office:value="98.28268305">
                <text:p>98.28268305</text:p>
              </table:table-cell>
            </table:table-row>
            <table:table-row>
              <table:table-cell office:value-type="string">
                <text:p>Q32</text:p>
              </table:table-cell>
              <table:table-cell office:value-type="float" office:value="364.8122718">
                <text:p>364.8122718</text:p>
              </table:table-cell>
              <table:table-cell office:value-type="float" office:value="670.80561485">
                <text:p>670.80561485</text:p>
              </table:table-cell>
              <table:table-cell office:value-type="float" office:value="1137.8344367">
                <text:p>1137.8344367</text:p>
              </table:table-cell>
              <table:table-cell office:value-type="float" office:value="207.7815155">
                <text:p>207.7815155</text:p>
              </table:table-cell>
              <table:table-cell office:value-type="float" office:value="675.2570768">
                <text:p>675.2570768</text:p>
              </table:table-cell>
              <table:table-cell office:value-type="float" office:value="1593.9686082">
                <text:p>1593.9686082</text:p>
              </table:table-cell>
            </table:table-row>
            <table:table-row>
              <table:table-cell office:value-type="string">
                <text:p>Q64</text:p>
              </table:table-cell>
              <table:table-cell office:value-type="float" office:value="2091.89733415">
                <text:p>2091.89733415</text:p>
              </table:table-cell>
              <table:table-cell office:value-type="float" office:value="4839.06578795">
                <text:p>4839.06578795</text:p>
              </table:table-cell>
              <table:table-cell office:value-type="float" office:value="10273.31631835">
                <text:p>10273.31631835</text:p>
              </table:table-cell>
              <table:table-cell office:value-type="float" office:value="1569.79649815">
                <text:p>1569.79649815</text:p>
              </table:table-cell>
              <table:table-cell office:value-type="float" office:value="4085.1220076">
                <text:p>4085.1220076</text:p>
              </table:table-cell>
              <table:table-cell office:value-type="float" office:value="8381.71122195">
                <text:p>8381.71122195</text:p>
              </table:table-cell>
            </table:table-row>
            <table:table-row>
              <table:table-cell office:value-type="string">
                <text:p>Q128</text:p>
              </table:table-cell>
              <table:table-cell office:value-type="float" office:value="13750.50167455">
                <text:p>13750.50167455</text:p>
              </table:table-cell>
              <table:table-cell office:value-type="float" office:value="35031.90268225">
                <text:p>35031.90268225</text:p>
              </table:table-cell>
              <table:table-cell office:value-type="float" office:value="118762.2424121">
                <text:p>118762.2424121</text:p>
              </table:table-cell>
              <table:table-cell office:value-type="float" office:value="12709.83507445">
                <text:p>12709.83507445</text:p>
              </table:table-cell>
              <table:table-cell office:value-type="float" office:value="32279.2403018">
                <text:p>32279.2403018</text:p>
              </table:table-cell>
              <table:table-cell office:value-type="float" office:value="58208.2462334">
                <text:p>58208.2462334</text:p>
              </table:table-cell>
            </table:table-row>
            <table:table-row>
              <table:table-cell office:value-type="string">
                <text:p>Q256</text:p>
              </table:table-cell>
              <table:table-cell office:value-type="float" office:value="77030.26428775">
                <text:p>77030.26428775</text:p>
              </table:table-cell>
              <table:table-cell office:value-type="float" office:value="193952.59306365">
                <text:p>193952.59306365</text:p>
              </table:table-cell>
              <table:table-cell office:value-type="float" office:value="384443.5746831">
                <text:p>384443.5746831</text:p>
              </table:table-cell>
              <table:table-cell office:value-type="float" office:value="96860.87045575">
                <text:p>96860.87045575</text:p>
              </table:table-cell>
              <table:table-cell office:value-type="float" office:value="210541.19659895">
                <text:p>210541.19659895</text:p>
              </table:table-cell>
              <table:table-cell office:value-type="float" office:value="420242.5995351">
                <text:p>420242.59953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AARCH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4cm" svg:y="2.956cm" style:legend-expansion="high" chart:style-name="ch2"/>
        <chart:plot-area chart:style-name="ch3" table:cell-range-address="MAXN.A2:MAXN.G10" chart:data-source-has-labels="both" svg:x="0.32cm" svg:y="0.18cm" svg:width="11cm" svg:height="8.64cm">
          <chartooo:coordinate-region svg:x="1.232cm" svg:y="0.38cm" svg:width="9.042cm" svg:height="7.793cm"/>
          <chart:axis chart:dimension="x" chart:name="primary-x" chart:style-name="ch4" chartooo:axis-type="auto">
            <chartooo:date-scale/>
            <chart:categories table:cell-range-address="MAXN.A4:MAXN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XN.B4:MAXN.B10" chart:label-cell-address="MAXN.B2:MAXN.B3" chart:class="chart:line">
            <chart:data-point chart:repeated="7"/>
          </chart:series>
          <chart:series chart:style-name="ch8" chart:values-cell-range-address="MAXN.C4:MAXN.C10" chart:label-cell-address="MAXN.C2:MAXN.C3" chart:class="chart:line">
            <chart:data-point chart:repeated="7"/>
          </chart:series>
          <chart:series chart:style-name="ch9" chart:values-cell-range-address="MAXN.D4:MAXN.D10" chart:label-cell-address="MAXN.D2:MAXN.D3" chart:class="chart:line">
            <chart:data-point chart:repeated="7"/>
          </chart:series>
          <chart:series chart:style-name="ch10" chart:values-cell-range-address="MAXN.E4:MAXN.E10" chart:label-cell-address="MAXN.E2:MAXN.E3" chart:class="chart:line">
            <chart:data-point chart:repeated="7"/>
          </chart:series>
          <chart:series chart:style-name="ch11" chart:values-cell-range-address="MAXN.F4:MAXN.F10" chart:label-cell-address="MAXN.F2:MAXN.F3" chart:class="chart:line">
            <chart:data-point chart:repeated="7"/>
          </chart:series>
          <chart:series chart:style-name="ch12" chart:values-cell-range-address="MAXN.G4:MAXN.G10" chart:label-cell-address="MAXN.G2:MAXN.G3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M Iteration=10</text:p>
                <text:list>
                  <text:list-item>
                    <text:p>ARM</text:p>
                  </text:list-item>
                  <text:list-item>
                    <text:p>Iteration=10</text:p>
                  </text:list-item>
                </text:list>
                <draw:g>
                  <svg:desc>MAXN.B2:MAXN.B3</svg:desc>
                </draw:g>
              </table:table-cell>
              <table:table-cell office:value-type="string">
                <text:p>Iteration=25</text:p>
                <text:list>
                  <text:list-item>
                    <text:p/>
                  </text:list-item>
                  <text:list-item>
                    <text:p>Iteration=25</text:p>
                  </text:list-item>
                </text:list>
                <draw:g>
                  <svg:desc>MAXN.C2:MAXN.C3</svg:desc>
                </draw:g>
              </table:table-cell>
              <table:table-cell office:value-type="string">
                <text:p>Iteration=50</text:p>
                <text:list>
                  <text:list-item>
                    <text:p/>
                  </text:list-item>
                  <text:list-item>
                    <text:p>Iteration=50</text:p>
                  </text:list-item>
                </text:list>
                <draw:g>
                  <svg:desc>MAXN.D2:MAXN.D3</svg:desc>
                </draw:g>
              </table:table-cell>
              <table:table-cell office:value-type="string">
                <text:p>Denver Iteration=10</text:p>
                <text:list>
                  <text:list-item>
                    <text:p>Denver</text:p>
                  </text:list-item>
                  <text:list-item>
                    <text:p>Iteration=10</text:p>
                  </text:list-item>
                </text:list>
                <draw:g>
                  <svg:desc>MAXN.E2:MAXN.E3</svg:desc>
                </draw:g>
              </table:table-cell>
              <table:table-cell office:value-type="string">
                <text:p>Iteration=25</text:p>
                <text:list>
                  <text:list-item>
                    <text:p/>
                  </text:list-item>
                  <text:list-item>
                    <text:p>Iteration=25</text:p>
                  </text:list-item>
                </text:list>
                <draw:g>
                  <svg:desc>MAXN.F2:MAXN.F3</svg:desc>
                </draw:g>
              </table:table-cell>
              <table:table-cell office:value-type="string">
                <text:p>Iteration=50</text:p>
                <text:list>
                  <text:list-item>
                    <text:p/>
                  </text:list-item>
                  <text:list-item>
                    <text:p>Iteration=50</text:p>
                  </text:list-item>
                </text:list>
                <draw:g>
                  <svg:desc>MAXN.G2:MAXN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4</text:p>
                <draw:g>
                  <svg:desc>MAXN.A4:MAXN.A10</svg:desc>
                </draw:g>
              </table:table-cell>
              <table:table-cell office:value-type="float" office:value="0.0122159">
                <text:p>0.0122159</text:p>
                <draw:g>
                  <svg:desc>MAXN.B4:MAXN.B10</svg:desc>
                </draw:g>
              </table:table-cell>
              <table:table-cell office:value-type="float" office:value="0.02390075">
                <text:p>0.02390075</text:p>
                <draw:g>
                  <svg:desc>MAXN.C4:MAXN.C10</svg:desc>
                </draw:g>
              </table:table-cell>
              <table:table-cell office:value-type="float" office:value="0.02390075">
                <text:p>0.02390075</text:p>
                <draw:g>
                  <svg:desc>MAXN.D4:MAXN.D10</svg:desc>
                </draw:g>
              </table:table-cell>
              <table:table-cell office:value-type="float" office:value="0.0448207">
                <text:p>0.0448207</text:p>
                <draw:g>
                  <svg:desc>MAXN.E4:MAXN.E10</svg:desc>
                </draw:g>
              </table:table-cell>
              <table:table-cell office:value-type="float" office:value="0.08942685">
                <text:p>0.08942685</text:p>
                <draw:g>
                  <svg:desc>MAXN.F4:MAXN.F10</svg:desc>
                </draw:g>
              </table:table-cell>
              <table:table-cell office:value-type="float" office:value="0.08942685">
                <text:p>0.08942685</text:p>
                <draw:g>
                  <svg:desc>MAXN.G4:MAXN.G10</svg:desc>
                </draw:g>
              </table:table-cell>
            </table:table-row>
            <table:table-row>
              <table:table-cell office:value-type="string">
                <text:p>Q8</text:p>
              </table:table-cell>
              <table:table-cell office:value-type="float" office:value="0.066689">
                <text:p>0.066689</text:p>
              </table:table-cell>
              <table:table-cell office:value-type="float" office:value="0.15886975">
                <text:p>0.15886975</text:p>
              </table:table-cell>
              <table:table-cell office:value-type="float" office:value="0.3559685">
                <text:p>0.3559685</text:p>
              </table:table-cell>
              <table:table-cell office:value-type="float" office:value="0.23071025">
                <text:p>0.23071025</text:p>
              </table:table-cell>
              <table:table-cell office:value-type="float" office:value="0.49865045">
                <text:p>0.49865045</text:p>
              </table:table-cell>
              <table:table-cell office:value-type="float" office:value="0.76575375">
                <text:p>0.76575375</text:p>
              </table:table-cell>
            </table:table-row>
            <table:table-row>
              <table:table-cell office:value-type="string">
                <text:p>Q16</text:p>
              </table:table-cell>
              <table:table-cell office:value-type="float" office:value="30.14808895">
                <text:p>30.14808895</text:p>
              </table:table-cell>
              <table:table-cell office:value-type="float" office:value="74.11244195">
                <text:p>74.11244195</text:p>
              </table:table-cell>
              <table:table-cell office:value-type="float" office:value="146.8428404">
                <text:p>146.8428404</text:p>
              </table:table-cell>
              <table:table-cell office:value-type="float" office:value="55.1914652">
                <text:p>55.1914652</text:p>
              </table:table-cell>
              <table:table-cell office:value-type="float" office:value="127.18357835">
                <text:p>127.18357835</text:p>
              </table:table-cell>
              <table:table-cell office:value-type="float" office:value="134.35512585">
                <text:p>134.35512585</text:p>
              </table:table-cell>
            </table:table-row>
            <table:table-row>
              <table:table-cell office:value-type="string">
                <text:p>Q32</text:p>
              </table:table-cell>
              <table:table-cell office:value-type="float" office:value="451.65905865">
                <text:p>451.65905865</text:p>
              </table:table-cell>
              <table:table-cell office:value-type="float" office:value="772.94951725">
                <text:p>772.94951725</text:p>
              </table:table-cell>
              <table:table-cell office:value-type="float" office:value="1557.93677905">
                <text:p>1557.93677905</text:p>
              </table:table-cell>
              <table:table-cell office:value-type="float" office:value="364.8122718">
                <text:p>364.8122718</text:p>
              </table:table-cell>
              <table:table-cell office:value-type="float" office:value="670.80561485">
                <text:p>670.80561485</text:p>
              </table:table-cell>
              <table:table-cell office:value-type="float" office:value="1137.8344367">
                <text:p>1137.8344367</text:p>
              </table:table-cell>
            </table:table-row>
            <table:table-row>
              <table:table-cell office:value-type="string">
                <text:p>Q64</text:p>
              </table:table-cell>
              <table:table-cell office:value-type="float" office:value="2444.656202">
                <text:p>2444.656202</text:p>
              </table:table-cell>
              <table:table-cell office:value-type="float" office:value="6115.1960983">
                <text:p>6115.1960983</text:p>
              </table:table-cell>
              <table:table-cell office:value-type="float" office:value="12236.92560605">
                <text:p>12236.92560605</text:p>
              </table:table-cell>
              <table:table-cell office:value-type="float" office:value="2091.89733415">
                <text:p>2091.89733415</text:p>
              </table:table-cell>
              <table:table-cell office:value-type="float" office:value="4839.06578795">
                <text:p>4839.06578795</text:p>
              </table:table-cell>
              <table:table-cell office:value-type="float" office:value="10273.31631835">
                <text:p>10273.31631835</text:p>
              </table:table-cell>
            </table:table-row>
            <table:table-row>
              <table:table-cell office:value-type="string">
                <text:p>Q128</text:p>
              </table:table-cell>
              <table:table-cell office:value-type="float" office:value="19182.18269865">
                <text:p>19182.18269865</text:p>
              </table:table-cell>
              <table:table-cell office:value-type="float" office:value="47860.73693045">
                <text:p>47860.73693045</text:p>
              </table:table-cell>
              <table:table-cell office:value-type="float" office:value="96197.70167865">
                <text:p>96197.70167865</text:p>
              </table:table-cell>
              <table:table-cell office:value-type="float" office:value="13750.50167455">
                <text:p>13750.50167455</text:p>
              </table:table-cell>
              <table:table-cell office:value-type="float" office:value="35031.90268225">
                <text:p>35031.90268225</text:p>
              </table:table-cell>
              <table:table-cell office:value-type="float" office:value="118762.2424121">
                <text:p>118762.2424121</text:p>
              </table:table-cell>
            </table:table-row>
            <table:table-row>
              <table:table-cell office:value-type="string">
                <text:p>Q256</text:p>
              </table:table-cell>
              <table:table-cell office:value-type="float" office:value="135159.86452285">
                <text:p>135159.86452285</text:p>
              </table:table-cell>
              <table:table-cell office:value-type="float" office:value="339944.88699325">
                <text:p>339944.88699325</text:p>
              </table:table-cell>
              <table:table-cell office:value-type="float" office:value="676803.55462775">
                <text:p>676803.55462775</text:p>
              </table:table-cell>
              <table:table-cell office:value-type="float" office:value="77030.26428775">
                <text:p>77030.26428775</text:p>
              </table:table-cell>
              <table:table-cell office:value-type="float" office:value="193952.59306365">
                <text:p>193952.59306365</text:p>
              </table:table-cell>
              <table:table-cell office:value-type="float" office:value="384443.5746831">
                <text:p>384443.57468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AARCH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4cm" svg:y="2.956cm" style:legend-expansion="high" chart:style-name="ch2"/>
        <chart:plot-area chart:style-name="ch3" table:cell-range-address="MAXN.A4:MAXN.A10 MAXN.H2:MAXN.M10" chart:data-source-has-labels="both" svg:x="0.32cm" svg:y="0.18cm" svg:width="11cm" svg:height="8.64cm">
          <chartooo:coordinate-region svg:x="1.232cm" svg:y="0.38cm" svg:width="9.042cm" svg:height="7.793cm"/>
          <chart:axis chart:dimension="x" chart:name="primary-x" chart:style-name="ch4" chartooo:axis-type="auto">
            <chartooo:date-scale/>
            <chart:categories table:cell-range-address="MAXN.A4:MAXN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XN.H4:MAXN.H10" chart:label-cell-address="MAXN.H2:MAXN.H3" chart:class="chart:line">
            <chart:data-point chart:repeated="7"/>
          </chart:series>
          <chart:series chart:style-name="ch8" chart:values-cell-range-address="MAXN.I4:MAXN.I10" chart:label-cell-address="MAXN.I2:MAXN.I3" chart:class="chart:line">
            <chart:data-point chart:repeated="7"/>
          </chart:series>
          <chart:series chart:style-name="ch9" chart:values-cell-range-address="MAXN.J4:MAXN.J10" chart:label-cell-address="MAXN.J2:MAXN.J3" chart:class="chart:line">
            <chart:data-point chart:repeated="7"/>
          </chart:series>
          <chart:series chart:style-name="ch10" chart:values-cell-range-address="MAXN.K4:MAXN.K10" chart:label-cell-address="MAXN.K2:MAXN.K3" chart:class="chart:line">
            <chart:data-point chart:repeated="7"/>
          </chart:series>
          <chart:series chart:style-name="ch11" chart:values-cell-range-address="MAXN.L4:MAXN.L10" chart:label-cell-address="MAXN.L2:MAXN.L3" chart:class="chart:line">
            <chart:data-point chart:repeated="7"/>
          </chart:series>
          <chart:series chart:style-name="ch12" chart:values-cell-range-address="MAXN.M4:MAXN.M10" chart:label-cell-address="MAXN.M2:MAXN.M3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M Iteration=10</text:p>
                <text:list>
                  <text:list-item>
                    <text:p>ARM</text:p>
                  </text:list-item>
                  <text:list-item>
                    <text:p>Iteration=10</text:p>
                  </text:list-item>
                </text:list>
                <draw:g>
                  <svg:desc>MAXN.H2:MAXN.H3</svg:desc>
                </draw:g>
              </table:table-cell>
              <table:table-cell office:value-type="string">
                <text:p>Iteration=25</text:p>
                <text:list>
                  <text:list-item>
                    <text:p/>
                  </text:list-item>
                  <text:list-item>
                    <text:p>Iteration=25</text:p>
                  </text:list-item>
                </text:list>
                <draw:g>
                  <svg:desc>MAXN.I2:MAXN.I3</svg:desc>
                </draw:g>
              </table:table-cell>
              <table:table-cell office:value-type="string">
                <text:p>Iteration=50</text:p>
                <text:list>
                  <text:list-item>
                    <text:p/>
                  </text:list-item>
                  <text:list-item>
                    <text:p>Iteration=50</text:p>
                  </text:list-item>
                </text:list>
                <draw:g>
                  <svg:desc>MAXN.J2:MAXN.J3</svg:desc>
                </draw:g>
              </table:table-cell>
              <table:table-cell office:value-type="string">
                <text:p>Denver Iteration=10</text:p>
                <text:list>
                  <text:list-item>
                    <text:p>Denver</text:p>
                  </text:list-item>
                  <text:list-item>
                    <text:p>Iteration=10</text:p>
                  </text:list-item>
                </text:list>
                <draw:g>
                  <svg:desc>MAXN.K2:MAXN.K3</svg:desc>
                </draw:g>
              </table:table-cell>
              <table:table-cell office:value-type="string">
                <text:p>Iteration=25</text:p>
                <text:list>
                  <text:list-item>
                    <text:p/>
                  </text:list-item>
                  <text:list-item>
                    <text:p>Iteration=25</text:p>
                  </text:list-item>
                </text:list>
                <draw:g>
                  <svg:desc>MAXN.L2:MAXN.L3</svg:desc>
                </draw:g>
              </table:table-cell>
              <table:table-cell office:value-type="string">
                <text:p>Iteration=50</text:p>
                <text:list>
                  <text:list-item>
                    <text:p/>
                  </text:list-item>
                  <text:list-item>
                    <text:p>Iteration=50</text:p>
                  </text:list-item>
                </text:list>
                <draw:g>
                  <svg:desc>MAXN.M2:MAXN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4</text:p>
                <draw:g>
                  <svg:desc>MAXN.A4:MAXN.A10</svg:desc>
                </draw:g>
              </table:table-cell>
              <table:table-cell office:value-type="float" office:value="0.0120144">
                <text:p>0.0120144</text:p>
                <draw:g>
                  <svg:desc>MAXN.H4:MAXN.H10</svg:desc>
                </draw:g>
              </table:table-cell>
              <table:table-cell office:value-type="float" office:value="0.0244783">
                <text:p>0.0244783</text:p>
                <draw:g>
                  <svg:desc>MAXN.I4:MAXN.I10</svg:desc>
                </draw:g>
              </table:table-cell>
              <table:table-cell office:value-type="float" office:value="0.0453261">
                <text:p>0.0453261</text:p>
                <draw:g>
                  <svg:desc>MAXN.J4:MAXN.J10</svg:desc>
                </draw:g>
              </table:table-cell>
              <table:table-cell office:value-type="float" office:value="0.03041595">
                <text:p>0.03041595</text:p>
                <draw:g>
                  <svg:desc>MAXN.K4:MAXN.K10</svg:desc>
                </draw:g>
              </table:table-cell>
              <table:table-cell office:value-type="float" office:value="0.06892135">
                <text:p>0.06892135</text:p>
                <draw:g>
                  <svg:desc>MAXN.L4:MAXN.L10</svg:desc>
                </draw:g>
              </table:table-cell>
              <table:table-cell office:value-type="float" office:value="0.1281578">
                <text:p>0.1281578</text:p>
                <draw:g>
                  <svg:desc>MAXN.M4:MAXN.M10</svg:desc>
                </draw:g>
              </table:table-cell>
            </table:table-row>
            <table:table-row>
              <table:table-cell office:value-type="string">
                <text:p>Q8</text:p>
              </table:table-cell>
              <table:table-cell office:value-type="float" office:value="0.06963615">
                <text:p>0.06963615</text:p>
              </table:table-cell>
              <table:table-cell office:value-type="float" office:value="0.1781318">
                <text:p>0.1781318</text:p>
              </table:table-cell>
              <table:table-cell office:value-type="float" office:value="0.374374">
                <text:p>0.374374</text:p>
              </table:table-cell>
              <table:table-cell office:value-type="float" office:value="0.17785355">
                <text:p>0.17785355</text:p>
              </table:table-cell>
              <table:table-cell office:value-type="float" office:value="0.40643155">
                <text:p>0.40643155</text:p>
              </table:table-cell>
              <table:table-cell office:value-type="float" office:value="0.85365165">
                <text:p>0.85365165</text:p>
              </table:table-cell>
            </table:table-row>
            <table:table-row>
              <table:table-cell office:value-type="string">
                <text:p>Q16</text:p>
              </table:table-cell>
              <table:table-cell office:value-type="float" office:value="28.28909575">
                <text:p>28.28909575</text:p>
              </table:table-cell>
              <table:table-cell office:value-type="float" office:value="71.10343125">
                <text:p>71.10343125</text:p>
              </table:table-cell>
              <table:table-cell office:value-type="float" office:value="141.3802236">
                <text:p>141.3802236</text:p>
              </table:table-cell>
              <table:table-cell office:value-type="float" office:value="41.96415085">
                <text:p>41.96415085</text:p>
              </table:table-cell>
              <table:table-cell office:value-type="float" office:value="98.5220037">
                <text:p>98.5220037</text:p>
              </table:table-cell>
              <table:table-cell office:value-type="float" office:value="98.28268305">
                <text:p>98.28268305</text:p>
              </table:table-cell>
            </table:table-row>
            <table:table-row>
              <table:table-cell office:value-type="string">
                <text:p>Q32</text:p>
              </table:table-cell>
              <table:table-cell office:value-type="float" office:value="301.05167705">
                <text:p>301.05167705</text:p>
              </table:table-cell>
              <table:table-cell office:value-type="float" office:value="750.2587186">
                <text:p>750.2587186</text:p>
              </table:table-cell>
              <table:table-cell office:value-type="float" office:value="1500.92529815">
                <text:p>1500.92529815</text:p>
              </table:table-cell>
              <table:table-cell office:value-type="float" office:value="207.7815155">
                <text:p>207.7815155</text:p>
              </table:table-cell>
              <table:table-cell office:value-type="float" office:value="675.2570768">
                <text:p>675.2570768</text:p>
              </table:table-cell>
              <table:table-cell office:value-type="float" office:value="1593.9686082">
                <text:p>1593.9686082</text:p>
              </table:table-cell>
            </table:table-row>
            <table:table-row>
              <table:table-cell office:value-type="string">
                <text:p>Q64</text:p>
              </table:table-cell>
              <table:table-cell office:value-type="float" office:value="2391.70328465">
                <text:p>2391.70328465</text:p>
              </table:table-cell>
              <table:table-cell office:value-type="float" office:value="5969.5239871">
                <text:p>5969.5239871</text:p>
              </table:table-cell>
              <table:table-cell office:value-type="float" office:value="11912.5278199">
                <text:p>11912.5278199</text:p>
              </table:table-cell>
              <table:table-cell office:value-type="float" office:value="1569.79649815">
                <text:p>1569.79649815</text:p>
              </table:table-cell>
              <table:table-cell office:value-type="float" office:value="4085.1220076">
                <text:p>4085.1220076</text:p>
              </table:table-cell>
              <table:table-cell office:value-type="float" office:value="8381.71122195">
                <text:p>8381.71122195</text:p>
              </table:table-cell>
            </table:table-row>
            <table:table-row>
              <table:table-cell office:value-type="string">
                <text:p>Q128</text:p>
              </table:table-cell>
              <table:table-cell office:value-type="float" office:value="19261.0663941">
                <text:p>19261.0663941</text:p>
              </table:table-cell>
              <table:table-cell office:value-type="float" office:value="48172.58483005">
                <text:p>48172.58483005</text:p>
              </table:table-cell>
              <table:table-cell office:value-type="float" office:value="95557.9582505">
                <text:p>95557.9582505</text:p>
              </table:table-cell>
              <table:table-cell office:value-type="float" office:value="12709.83507445">
                <text:p>12709.83507445</text:p>
              </table:table-cell>
              <table:table-cell office:value-type="float" office:value="32279.2403018">
                <text:p>32279.2403018</text:p>
              </table:table-cell>
              <table:table-cell office:value-type="float" office:value="58208.2462334">
                <text:p>58208.2462334</text:p>
              </table:table-cell>
            </table:table-row>
            <table:table-row>
              <table:table-cell office:value-type="string">
                <text:p>Q256</text:p>
              </table:table-cell>
              <table:table-cell office:value-type="float" office:value="136228.7094865">
                <text:p>136228.7094865</text:p>
              </table:table-cell>
              <table:table-cell office:value-type="float" office:value="335058.9928889">
                <text:p>335058.9928889</text:p>
              </table:table-cell>
              <table:table-cell office:value-type="float" office:value="670108.41954535">
                <text:p>670108.41954535</text:p>
              </table:table-cell>
              <table:table-cell office:value-type="float" office:value="96860.87045575">
                <text:p>96860.87045575</text:p>
              </table:table-cell>
              <table:table-cell office:value-type="float" office:value="210541.19659895">
                <text:p>210541.19659895</text:p>
              </table:table-cell>
              <table:table-cell office:value-type="float" office:value="420242.5995351">
                <text:p>420242.59953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AARCH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